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385cm"/>
    </style:style>
    <style:style style:name="gr2" style:family="graphic" style:parent-style-name="standard">
      <style:graphic-properties svg:stroke-width="0.051cm" draw:fill="solid" draw:fill-color="#e6e6ff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fill="solid" draw:fill-color="#b3b3b3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fill="solid" draw:fill-color="#ffffcc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draw:fill="none" draw:fill-color="#ffffff" draw:textarea-horizontal-align="left" draw:auto-grow-width="true" fo:padding-top="0.15cm" fo:padding-bottom="0.15cm" fo:padding-left="0.275cm" fo:padding-right="0.275cm"/>
    </style:style>
    <style:style style:name="gr7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1.407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draw:fill="solid" draw:fill-color="#e6e6ff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1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 style:list-style-name="L1">
      <style:graphic-properties svg:stroke-width="0.051cm" draw:fill="solid" draw:fill-color="#b3b3b3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7.62cm" svg:height="0.963cm" svg:x="25.496cm" svg:y="3.54cm">
          <draw:text-box>
            <text:p text:style-name="P1">Physical Memory</text:p>
          </draw:text-box>
        </draw:frame>
        <draw:rect draw:style-name="gr2" draw:text-style-name="P1" draw:layer="layout" svg:width="7.62cm" svg:height="61.973cm" svg:x="25.496cm" svg:y="4.503cm">
          <text:p/>
        </draw:rect>
        <draw:frame draw:style-name="gr3" draw:layer="layout" svg:width="2.698cm" svg:height="1.013cm" svg:x="33.196cm" svg:y="5.138cm">
          <draw:text-box>
            <text:p>0x03FF</text:p>
          </draw:text-box>
        </draw:frame>
        <draw:rect draw:style-name="gr4" draw:text-style-name="P1" draw:layer="layout" svg:width="7.62cm" svg:height="1.27cm" svg:x="25.496cm" svg:y="4.503cm">
          <text:p text:style-name="P1">Interrupt Vector Table</text:p>
        </draw:rect>
        <draw:rect draw:style-name="gr4" draw:text-style-name="P1" draw:layer="layout" svg:width="7.62cm" svg:height="1.27cm" svg:x="25.496cm" svg:y="9.326cm">
          <text:p text:style-name="P1">Stage 1</text:p>
        </draw:rect>
        <draw:frame draw:style-name="gr3" draw:layer="layout" svg:width="2.622cm" svg:height="1.013cm" svg:x="22.874cm" svg:y="6.665cm">
          <draw:text-box>
            <text:p>0x0500</text:p>
          </draw:text-box>
        </draw:frame>
        <draw:frame draw:style-name="gr3" draw:layer="layout" svg:width="2.728cm" svg:height="1.013cm" svg:x="22.898cm" svg:y="8.948cm">
          <draw:text-box>
            <text:p>0x7C00</text:p>
          </draw:text-box>
        </draw:frame>
        <draw:rect draw:style-name="gr4" draw:text-style-name="P1" draw:layer="layout" svg:width="7.62cm" svg:height="1.27cm" svg:x="25.496cm" svg:y="21.013cm">
          <text:p text:style-name="P1">BIOS ROM</text:p>
        </draw:rect>
        <draw:frame draw:style-name="gr3" draw:layer="layout" svg:width="3.012cm" svg:height="1.013cm" svg:x="22.484cm" svg:y="20.635cm">
          <draw:text-box>
            <text:p>0xF0000</text:p>
          </draw:text-box>
        </draw:frame>
        <draw:frame draw:style-name="gr3" draw:layer="layout" svg:width="3.164cm" svg:height="1.013cm" svg:x="33.127cm" svg:y="21.648cm">
          <draw:text-box>
            <text:p>0xFFFFF</text:p>
          </draw:text-box>
        </draw:frame>
        <draw:rect draw:style-name="gr5" draw:text-style-name="P1" draw:layer="layout" svg:width="7.62cm" svg:height="1.27cm" svg:x="25.496cm" svg:y="5.773cm">
          <text:p text:style-name="P1">BIOS Data Area</text:p>
        </draw:rect>
        <draw:frame draw:style-name="gr3" draw:layer="layout" svg:width="2.622cm" svg:height="1.013cm" svg:x="22.956cm" svg:y="4.125cm">
          <draw:text-box>
            <text:p>0x0000</text:p>
          </draw:text-box>
        </draw:frame>
        <draw:frame draw:style-name="gr3" draw:layer="layout" svg:width="2.622cm" svg:height="1.013cm" svg:x="22.956cm" svg:y="5.138cm">
          <draw:text-box>
            <text:p>0x0400</text:p>
          </draw:text-box>
        </draw:frame>
        <draw:frame draw:style-name="gr3" draw:layer="layout" svg:width="2.698cm" svg:height="1.013cm" svg:x="33.196cm" svg:y="6.408cm">
          <draw:text-box>
            <text:p>0x04FF</text:p>
          </draw:text-box>
        </draw:frame>
        <draw:frame draw:style-name="gr3" draw:layer="layout" svg:width="2.804cm" svg:height="1.013cm" svg:x="32.982cm" svg:y="10.218cm">
          <draw:text-box>
            <text:p>0x7DFF</text:p>
          </draw:text-box>
        </draw:frame>
        <draw:rect draw:style-name="gr5" draw:text-style-name="P1" draw:layer="layout" svg:width="7.62cm" svg:height="1.27cm" svg:x="25.496cm" svg:y="14.663cm">
          <text:p text:style-name="P1">VGA Frame Buffer</text:p>
        </draw:rect>
        <draw:frame draw:style-name="gr3" draw:layer="layout" svg:width="3.045cm" svg:height="1.013cm" svg:x="22.468cm" svg:y="14.285cm">
          <draw:text-box>
            <text:p>0xA0000</text:p>
          </draw:text-box>
        </draw:frame>
        <draw:frame draw:style-name="gr3" draw:layer="layout" svg:width="3.198cm" svg:height="1.013cm" svg:x="33.11cm" svg:y="15.298cm">
          <draw:text-box>
            <text:p>0xAFFFF</text:p>
          </draw:text-box>
        </draw:frame>
        <draw:rect draw:style-name="gr5" draw:text-style-name="P1" draw:layer="layout" svg:width="7.62cm" svg:height="1.27cm" svg:x="25.496cm" svg:y="15.933cm">
          <text:p text:style-name="P1">VGA Text Monochrome</text:p>
        </draw:rect>
        <draw:frame draw:style-name="gr3" draw:layer="layout" svg:width="3.045cm" svg:height="1.013cm" svg:x="22.468cm" svg:y="15.298cm">
          <draw:text-box>
            <text:p>0xB0000</text:p>
          </draw:text-box>
        </draw:frame>
        <draw:frame draw:style-name="gr3" draw:layer="layout" svg:width="3.16cm" svg:height="1.013cm" svg:x="33.129cm" svg:y="16.568cm">
          <draw:text-box>
            <text:p>0xB7FFF</text:p>
          </draw:text-box>
        </draw:frame>
        <draw:rect draw:style-name="gr5" draw:text-style-name="P1" draw:layer="layout" svg:width="7.62cm" svg:height="1.27cm" svg:x="25.496cm" svg:y="17.203cm">
          <text:p text:style-name="P1">VGA Text Color </text:p>
        </draw:rect>
        <draw:frame draw:style-name="gr3" draw:layer="layout" svg:width="3.045cm" svg:height="1.013cm" svg:x="22.468cm" svg:y="16.568cm">
          <draw:text-box>
            <text:p>0xB8000</text:p>
          </draw:text-box>
        </draw:frame>
        <draw:frame draw:style-name="gr3" draw:layer="layout" svg:width="3.198cm" svg:height="1.013cm" svg:x="33.11cm" svg:y="17.838cm">
          <draw:text-box>
            <text:p>0xBFFFF</text:p>
          </draw:text-box>
        </draw:frame>
        <draw:rect draw:style-name="gr4" draw:text-style-name="P1" draw:layer="layout" svg:width="7.62cm" svg:height="1.27cm" svg:x="25.496cm" svg:y="18.473cm">
          <text:p text:style-name="P1">Video BIOS ROM</text:p>
        </draw:rect>
        <draw:frame draw:style-name="gr3" draw:layer="layout" svg:width="3.079cm" svg:height="1.013cm" svg:x="22.451cm" svg:y="17.838cm">
          <draw:text-box>
            <text:p>0xC0000</text:p>
          </draw:text-box>
        </draw:frame>
        <draw:frame draw:style-name="gr3" draw:layer="layout" svg:width="3.194cm" svg:height="1.013cm" svg:x="33.112cm" svg:y="19.108cm">
          <draw:text-box>
            <text:p>0xC7FFF</text:p>
          </draw:text-box>
        </draw:frame>
        <draw:rect draw:style-name="gr5" draw:text-style-name="P1" draw:layer="layout" svg:width="7.62cm" svg:height="1.27cm" svg:x="25.496cm" svg:y="19.743cm">
          <text:p text:style-name="P1">Mapped Hardware &amp; Misc.</text:p>
        </draw:rect>
        <draw:frame draw:style-name="gr3" draw:layer="layout" svg:width="3.079cm" svg:height="1.013cm" svg:x="22.451cm" svg:y="19.108cm">
          <draw:text-box>
            <text:p>0xC8000</text:p>
          </draw:text-box>
        </draw:frame>
        <draw:frame draw:style-name="gr3" draw:layer="layout" svg:width="3.198cm" svg:height="1.013cm" svg:x="33.11cm" svg:y="20.378cm">
          <draw:text-box>
            <text:p>0xEFFFF</text:p>
          </draw:text-box>
        </draw:frame>
        <draw:frame draw:style-name="gr6" draw:layer="layout" svg:width="3.854cm" svg:height="1.013cm" svg:x="33.246cm" svg:y="65.841cm">
          <draw:text-box>
            <text:p>0x800 0000</text:p>
          </draw:text-box>
        </draw:frame>
        <draw:custom-shape draw:style-name="gr7" draw:text-style-name="P1" draw:layer="layout" svg:width="1.27cm" svg:height="1.905cm" svg:x="28.69cm" svg:y="12.725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layer="layout" svg:width="3.126cm" svg:height="1.013cm" svg:x="25.504cm" svg:y="13.617cm">
          <draw:text-box>
            <text:p>0x9FFFF</text:p>
          </draw:text-box>
        </draw:frame>
        <draw:frame draw:style-name="gr8" draw:text-style-name="P1" draw:layer="layout" svg:width="2.14cm" svg:height="1.013cm" svg:x="30.277cm" svg:y="13.58cm">
          <draw:text-box>
            <text:p text:style-name="P1">Stack</text:p>
          </draw:text-box>
        </draw:frame>
        <draw:frame draw:style-name="gr1" draw:layer="layout" svg:width="7.62cm" svg:height="0.963cm" svg:x="4.001cm" svg:y="3.54cm">
          <draw:text-box>
            <text:p text:style-name="P1">Logical Memory</text:p>
          </draw:text-box>
        </draw:frame>
        <draw:rect draw:style-name="gr2" draw:text-style-name="P1" draw:layer="layout" svg:width="7.62cm" svg:height="61.973cm" svg:x="4.001cm" svg:y="4.503cm">
          <text:p/>
        </draw:rect>
        <draw:frame draw:style-name="gr6" draw:layer="layout" svg:width="4.51cm" svg:height="1.013cm" svg:x="11.751cm" svg:y="65.841cm">
          <draw:text-box>
            <text:p>0xFFFF FFFF</text:p>
          </draw:text-box>
        </draw:frame>
        <draw:frame draw:style-name="gr3" draw:layer="layout" svg:width="2.622cm" svg:height="1.013cm" svg:x="1.553cm" svg:y="4.175cm">
          <draw:text-box>
            <text:p>0x0000</text:p>
          </draw:text-box>
        </draw:frame>
        <draw:rect draw:style-name="gr9" draw:text-style-name="P1" draw:layer="layout" svg:width="5.657cm" svg:height="1.456cm" svg:x="16.222cm" svg:y="70.536cm">
          <text:p text:style-name="P1">Free Memory</text:p>
        </draw:rect>
        <draw:rect draw:style-name="gr10" draw:text-style-name="P1" draw:layer="layout" svg:width="5.657cm" svg:height="1.456cm" svg:x="16.222cm" svg:y="69.085cm">
          <text:p text:style-name="P1">Legend</text:p>
        </draw:rect>
        <draw:rect draw:style-name="gr5" draw:text-style-name="P1" draw:layer="layout" svg:width="5.657cm" svg:height="1.456cm" svg:x="16.222cm" svg:y="72.013cm">
          <text:p text:style-name="P2">Reserved </text:p>
        </draw:rect>
        <draw:rect draw:style-name="gr11" draw:text-style-name="P2" draw:layer="layout" svg:width="5.657cm" svg:height="1.456cm" svg:x="16.222cm" svg:y="73.46cm">
          <text:p text:style-name="P2">Used 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7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05-21T18:35:17.63</meta:creation-date>
    <dc:date>2011-11-23T13:51:38.32</dc:date>
    <meta:editing-duration>PT2H17M2S</meta:editing-duration>
    <meta:editing-cycles>7</meta:editing-cycles>
    <meta:generator>OpenOffice.org/3.3$Win32 OpenOffice.org_project/330m20$Build-9567</meta:generator>
    <meta:document-statistic meta:object-count="42"/>
  </office:meta>
</office:document-meta>
</file>